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f0a" officeooo:paragraph-rsid="000eef0a"/>
    </style:style>
    <style:style style:name="T1" style:family="text">
      <style:text-properties officeooo:rsid="000f29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Rayane Badaoui, 300372367, rapport rayane b devoir 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3:08:12.423000000</meta:creation-date>
    <dc:date>2025-05-16T23:09:57.353000000</dc:date>
    <meta:editing-duration>PT1M44S</meta:editing-duration>
    <meta:editing-cycles>2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" meta:word-count="9" meta:character-count="55" meta:non-whitespace-character-count="47"/>
  </office:meta>
</office:document-meta>
</file>